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YHUA CALLASI, WENSESLA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90533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04492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YHUA CALLASI WENSESLA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0533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 371 0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HUANCA HUALLA, NANCY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6500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05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5079194</text:p>
          </table:table-cell>
          <table:table-cell table:style-name="Tabla2.D3" office:value-type="string">
            <text:p text:style-name="P23">14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00:13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